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40000000A15AEC452.png" manifest:media-type="image/png"/>
  <manifest:file-entry manifest:full-path="Pictures/10002E0900000D9D0000010B54A44442.svg" manifest:media-type="image/svg+xml"/>
  <manifest:file-entry manifest:full-path="Pictures/1000000100000059000000099E57DF1E.png" manifest:media-type="image/png"/>
  <manifest:file-entry manifest:full-path="Pictures/1000176A0000063B00000110DD758BBB.svg" manifest:media-type="image/svg+xml"/>
  <manifest:file-entry manifest:full-path="Pictures/10000001000000810000000A53FCA15C.png" manifest:media-type="image/png"/>
  <manifest:file-entry manifest:full-path="Pictures/100033E100000D4A0000010BCF300B2D.svg" manifest:media-type="image/svg+xml"/>
  <manifest:file-entry manifest:full-path="Pictures/100025B700000930000000F683E123E3.svg" manifest:media-type="image/svg+xml"/>
  <manifest:file-entry manifest:full-path="Pictures/10000001000000690000000910CB935C.png" manifest:media-type="image/png"/>
  <manifest:file-entry manifest:full-path="Pictures/1000311400000B94000000F63ADCE2BB.svg" manifest:media-type="image/svg+xml"/>
  <manifest:file-entry manifest:full-path="Pictures/100000010000007000000009B738321C.png" manifest:media-type="image/png"/>
  <manifest:file-entry manifest:full-path="Pictures/100045BE00000D3E000000FC9724733C.svg" manifest:media-type="image/svg+xml"/>
  <manifest:file-entry manifest:full-path="Pictures/10000001000000800000000A36EF10C8.png" manifest:media-type="image/png"/>
  <manifest:file-entry manifest:full-path="Pictures/10000001000000800000000A90B94BCD.png" manifest:media-type="image/png"/>
  <manifest:file-entry manifest:full-path="Pictures/100054450000104A000000FC397D7551.svg" manifest:media-type="image/svg+xml"/>
  <manifest:file-entry manifest:full-path="Pictures/100000010000007300000009A46DCA72.png" manifest:media-type="image/png"/>
  <manifest:file-entry manifest:full-path="Pictures/100000010000009100000009743A2D07.png" manifest:media-type="image/png"/>
  <manifest:file-entry manifest:full-path="Pictures/1000410700000D3D000000FCC2AF18A4.svg" manifest:media-type="image/svg+xml"/>
  <manifest:file-entry manifest:full-path="Pictures/100000010000003C0000000AF722328D.png" manifest:media-type="image/png"/>
  <manifest:file-entry manifest:full-path="Pictures/100034D100000CB70000011029BB02B2.svg" manifest:media-type="image/svg+xml"/>
  <manifest:file-entry manifest:full-path="Pictures/100000010000007000000009EA5A2530.png" manifest:media-type="image/png"/>
  <manifest:file-entry manifest:full-path="Pictures/100000010000007B0000000A3FDAF80A.png" manifest:media-type="image/png"/>
  <manifest:file-entry manifest:full-path="Pictures/10002C5200000BE0000000F227E9A71B.svg" manifest:media-type="image/svg+xml"/>
  <manifest:file-entry manifest:full-path="Pictures/100026E000000ADE000000F6A9B44D6A.svg" manifest:media-type="image/svg+xml"/>
  <manifest:file-entry manifest:full-path="Pictures/100000010000009E0000000A3556ACCD.png" manifest:media-type="image/png"/>
  <manifest:file-entry manifest:full-path="Pictures/10004D7400000F00000000F2AC42FBC6.svg" manifest:media-type="image/svg+xml"/>
  <manifest:file-entry manifest:full-path="Pictures/10002B9200000B8C000000F65B259F6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cf5e" officeooo:paragraph-rsid="0018cf5e"/>
    </style:style>
    <style:style style:name="P2" style:family="paragraph" style:parent-style-name="Standard" style:list-style-name="L1">
      <style:text-properties officeooo:rsid="0018cf5e" officeooo:paragraph-rsid="0018cf5e"/>
    </style:style>
    <style:style style:name="P3" style:family="paragraph" style:parent-style-name="Standard">
      <style:text-properties officeooo:rsid="001acd1d" officeooo:paragraph-rsid="001bf7b6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 style:parent-style-name="Standard">
      <style:text-properties officeooo:rsid="001bf7b6" officeooo:paragraph-rsid="001bf7b6"/>
    </style:style>
    <style:style style:name="P6" style:family="paragraph" style:parent-style-name="Standard" style:list-style-name="L2">
      <style:text-properties officeooo:rsid="001bf7b6" officeooo:paragraph-rsid="001bf7b6"/>
    </style:style>
    <style:style style:name="P7" style:family="paragraph" style:parent-style-name="Standard" style:list-style-name="L3">
      <style:text-properties officeooo:rsid="001bf7b6" officeooo:paragraph-rsid="001bf7b6"/>
    </style:style>
    <style:style style:name="P8" style:family="paragraph" style:parent-style-name="Standard">
      <style:text-properties officeooo:rsid="001bf7b6" officeooo:paragraph-rsid="001d8e90"/>
    </style:style>
    <style:style style:name="P9" style:family="paragraph" style:parent-style-name="Standard" style:list-style-name="L2">
      <style:text-properties officeooo:rsid="001d8e90" officeooo:paragraph-rsid="001d8e90"/>
    </style:style>
    <style:style style:name="P10" style:family="paragraph" style:parent-style-name="Standard">
      <style:text-properties officeooo:rsid="001d8e90" officeooo:paragraph-rsid="001d8e90"/>
    </style:style>
    <style:style style:name="P11" style:family="paragraph" style:parent-style-name="Standard" style:list-style-name="L4">
      <style:text-properties officeooo:rsid="001f041c" officeooo:paragraph-rsid="001f041c"/>
    </style:style>
    <style:style style:name="P12" style:family="paragraph" style:parent-style-name="Standard">
      <style:text-properties officeooo:rsid="001f041c" officeooo:paragraph-rsid="001f041c"/>
    </style:style>
    <style:style style:name="P13" style:family="paragraph" style:parent-style-name="Standard">
      <style:text-properties officeooo:rsid="00238ee5" officeooo:paragraph-rsid="00238ee5"/>
    </style:style>
    <style:style style:name="P14" style:family="paragraph" style:parent-style-name="Standard" style:list-style-name="L5">
      <style:text-properties officeooo:rsid="00238ee5" officeooo:paragraph-rsid="00238ee5"/>
    </style:style>
    <style:style style:name="P15" style:family="paragraph" style:parent-style-name="Standard" style:list-style-name="L6">
      <style:text-properties officeooo:rsid="0020e034" officeooo:paragraph-rsid="0020e034"/>
    </style:style>
    <style:style style:name="P16" style:family="paragraph" style:parent-style-name="Standard" style:list-style-name="L6">
      <style:text-properties officeooo:rsid="0020e034" officeooo:paragraph-rsid="00224407"/>
    </style:style>
    <style:style style:name="P17" style:family="paragraph" style:parent-style-name="Standard" style:list-style-name="L6">
      <style:text-properties officeooo:rsid="00224407" officeooo:paragraph-rsid="00224407"/>
    </style:style>
    <style:style style:name="P18" style:family="paragraph" style:parent-style-name="Standard">
      <style:text-properties officeooo:rsid="00224407" officeooo:paragraph-rsid="00224407"/>
    </style:style>
    <style:style style:name="T1" style:family="text">
      <style:text-properties officeooo:rsid="001acd1d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d8e90"/>
    </style:style>
    <style:style style:name="T4" style:family="text">
      <style:text-properties officeooo:rsid="001d8e90"/>
    </style:style>
    <style:style style:name="T5" style:family="text">
      <style:text-properties officeooo:rsid="0020e034"/>
    </style:style>
    <style:style style:name="T6" style:family="text">
      <style:text-properties officeooo:rsid="00224407"/>
    </style:style>
    <style:style style:name="T7" style:family="text">
      <style:text-properties style:text-position="0% 100%" officeooo:rsid="002244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ios básicos de conteo</text:p>
      <text:p text:style-name="P1"/>
      <text:p text:style-name="P1">Ejercicio 1</text:p>
      <text:p text:style-name="P1">¿Cuántos números de 3 dígitos se pueden formar sin dígitos repetidos?</text:p>
      <text:p text:style-name="P1"/>
      <text:list text:style-name="L1">
        <text:list-item>
          <text:p text:style-name="P2">El primer dígito puede to<text:span text:style-name="T1">mar 9 de los 10 digitos (no podria tomar el 0 porque ya considero que ya no serian numero de 3 dígitos) </text:span></text:p>
        </text:list-item>
        <text:list-item>
          <text:p text:style-name="P2">El segundo dígito solo puede tomar <text:span text:style-name="T1">solo 9</text:span> de los <text:span text:style-name="T1">10</text:span> dígitos</text:p>
        </text:list-item>
        <text:list-item>
          <text:p text:style-name="P2">El tercer dígito solo puede tomar <text:span text:style-name="T1">solo 8</text:span> de los <text:span text:style-name="T1">10</text:span> dígitos</text:p>
        </text:list-item>
      </text:list>
      <text:p text:style-name="P3">Por lo que podriamos tener que <text:span text:style-name="T2"><draw:frame text:anchor-type="as-char" svg:y="-0.222cm" draw:z-index="0" draw:style-name="gr26" draw:text-style-name="P4" svg:width="4.171cm" svg:height="0.251cm"><draw:image xlink:href="Pictures/100054450000104A000000FC397D7551.svg" xlink:type="simple" xlink:show="embed" xlink:actuate="onLoad" draw:mime-type="image/svg+xml"><text:p/></draw:image><draw:image xlink:href="Pictures/100000010000009E0000000A3556ACCD.png" xlink:type="simple" xlink:show="embed" xlink:actuate="onLoad" draw:mime-type="image/png"/><svg:title>TexMaths</svg:title><svg:desc>10§inline§cantidad = 9 \times 9 \times 8 = 648§svg§600§FALSE§</svg:desc></draw:frame></text:span><text:span text:style-name="T2"><text:s/>números de 3 dígitos sin repetir</text:span></text:p>
      <text:p text:style-name="P3"/>
      <text:p text:style-name="P5">Ejercicio 2</text:p>
      <text:p text:style-name="P5">Cuantos números de dos cifras se pueden formar con los dígitos {0, 2, 4, 6, 8} si:</text:p>
      <text:list xml:id="list3223592165" text:style-name="L2">
        <text:list-item>
          <text:p text:style-name="P6">Se pueden repetir los dígitos</text:p>
        </text:list-item>
      </text:list>
      <text:list text:style-name="L3">
        <text:list-item>
          <text:p text:style-name="P7">El primer dígito puede tomar {2, 4, 6, 8} es decir 4 valores posibles (no podria tomar 0 porque considero que ya no seria números de 2 digitos)</text:p>
        </text:list-item>
        <text:list-item>
          <text:p text:style-name="P7">El segundo dígito pude tomar {0, 2, 4, 6, 8} ya que pueden repetirse es decir 5 valores posibles</text:p>
        </text:list-item>
      </text:list>
      <text:p text:style-name="P8"><text:tab/>Por lo que <text:span text:style-name="T2"><draw:frame text:anchor-type="as-char" svg:y="-0.268cm" draw:z-index="1" draw:style-name="gr25" draw:text-style-name="P4" svg:width="4.067cm" svg:height="0.301cm"><draw:image xlink:href="Pictures/100045BE00000D3E000000FC9724733C.svg" xlink:type="simple" xlink:show="embed" xlink:actuate="onLoad" draw:mime-type="image/svg+xml"><text:p/></draw:image><draw:image xlink:href="Pictures/10000001000000800000000A90B94BCD.png" xlink:type="simple" xlink:show="embed" xlink:actuate="onLoad" draw:mime-type="image/png"/><svg:title>TexMaths</svg:title><svg:desc>12§inline§cantidad = 4 \times 5 = 20§svg§600§FALSE§</svg:desc></draw:frame></text:span><text:span text:style-name="T2"><text:s/></text:span><text:span text:style-name="T3">números de 2 cifras.</text:span></text:p>
      <text:list text:continue-list="list3223592165" text:style-name="L2">
        <text:list-item>
          <text:p text:style-name="P6">No se pueden repetir dígito<text:span text:style-name="T4">s</text:span></text:p>
          <text:p text:style-name="P9">Solo deberiamos quitar una opcion para la segunda cifra por lo que <text:span text:style-name="T2"><draw:frame text:anchor-type="as-char" svg:y="-0.268cm" draw:z-index="2" draw:style-name="gr24" draw:text-style-name="P4" svg:width="4.067cm" svg:height="0.301cm"><draw:image xlink:href="Pictures/1000410700000D3D000000FCC2AF18A4.svg" xlink:type="simple" xlink:show="embed" xlink:actuate="onLoad" draw:mime-type="image/svg+xml"><text:p/></draw:image><draw:image xlink:href="Pictures/10000001000000800000000A36EF10C8.png" xlink:type="simple" xlink:show="embed" xlink:actuate="onLoad" draw:mime-type="image/png"/><svg:title>TexMaths</svg:title><svg:desc>12§inline§cantidad = 4 \times 4 = 16§svg§600§FALSE§</svg:desc></draw:frame></text:span><text:span text:style-name="T2"><text:s/>números de 2 cifras.</text:span></text:p>
        </text:list-item>
      </text:list>
      <text:p text:style-name="P10"/>
      <text:p text:style-name="P10">Ejercicio 3</text:p>
      <text:p text:style-name="P10">Sabiendo que el alfabeto cuenta con 27 letras, ¿cuántas patentes diferentes se pueden formar con 3 letras seguidas de 3 números del 0 al 9?</text:p>
      <text:p text:style-name="P10"/>
      <text:p text:style-name="P10">Considero que una patente puede tener letras y numero repetidos y que los numero pueden tener ceros a la izquierda</text:p>
      <text:list text:style-name="L4">
        <text:list-item>
          <text:p text:style-name="P11">Para la parte alfabética tenemos <text:span text:style-name="T2"><draw:frame text:anchor-type="as-char" svg:y="-0.289cm" draw:z-index="3" draw:style-name="gr23" draw:text-style-name="P4" svg:width="3.906cm" svg:height="0.327cm"><draw:image xlink:href="Pictures/100034D100000CB70000011029BB02B2.svg" xlink:type="simple" xlink:show="embed" xlink:actuate="onLoad" draw:mime-type="image/svg+xml"><text:p/></draw:image><draw:image xlink:href="Pictures/100000010000007B0000000A3FDAF80A.png" xlink:type="simple" xlink:show="embed" xlink:actuate="onLoad" draw:mime-type="image/png"/><svg:title>TexMaths</svg:title><svg:desc>12§inline§27 \times 27 \times 27 = 19683§svg§600§FALSE§</svg:desc></draw:frame></text:span></text:p>
        </text:list-item>
        <text:list-item>
          <text:p text:style-name="P11">Para la parte numérica temenos <text:span text:style-name="T2"><draw:frame text:anchor-type="as-char" svg:y="-0.258cm" draw:z-index="4" draw:style-name="gr22" draw:text-style-name="P4" svg:width="3.648cm" svg:height="0.29cm"><draw:image xlink:href="Pictures/10002C5200000BE0000000F227E9A71B.svg" xlink:type="simple" xlink:show="embed" xlink:actuate="onLoad" draw:mime-type="image/svg+xml"><text:p/></draw:image><draw:image xlink:href="Pictures/100000010000007300000009A46DCA72.png" xlink:type="simple" xlink:show="embed" xlink:actuate="onLoad" draw:mime-type="image/png"/><svg:title>TexMaths</svg:title><svg:desc>12§inline§10 \times 10 \times 10 = 1000§svg§600§FALSE§</svg:desc></draw:frame></text:span><text:span text:style-name="T2"><text:s/></text:span></text:p>
        </text:list-item>
      </text:list>
      <text:p text:style-name="P12">Por lo que tendriamos <text:span text:style-name="T2"><draw:frame text:anchor-type="as-char" svg:y="-0.258cm" draw:z-index="5" draw:style-name="gr21" draw:text-style-name="P4" svg:width="4.606cm" svg:height="0.29cm"><draw:image xlink:href="Pictures/10004D7400000F00000000F2AC42FBC6.svg" xlink:type="simple" xlink:show="embed" xlink:actuate="onLoad" draw:mime-type="image/svg+xml"><text:p/></draw:image><draw:image xlink:href="Pictures/100000010000009100000009743A2D07.png" xlink:type="simple" xlink:show="embed" xlink:actuate="onLoad" draw:mime-type="image/png"/><svg:title>TexMaths</svg:title><svg:desc>12§inline§ 19683 \times 1000 = 19683000§svg§600§FALSE§</svg:desc></draw:frame></text:span><text:span text:style-name="T2"><text:s/>patentes en total.</text:span></text:p>
      <text:p text:style-name="P12"/>
      <text:p text:style-name="P13">Ejercicio 4</text:p>
      <text:p text:style-name="P13">¿De cuántas formas podemos elegir un menú de 3 platos si hay 5 entradas, 6 platos principales, 4 postres y 6 tipos de bebidas?</text:p>
      <text:list text:style-name="L5">
        <text:list-item>
          <text:p text:style-name="P14">El primer plato podra elegir entre <text:span text:style-name="T2"><draw:frame text:anchor-type="as-char" svg:y="-0.259cm" draw:z-index="9" draw:style-name="gr17" draw:text-style-name="P4" svg:width="3.546cm" svg:height="0.295cm"><draw:image xlink:href="Pictures/10002B9200000B8C000000F65B259F69.svg" xlink:type="simple" xlink:show="embed" xlink:actuate="onLoad" draw:mime-type="image/svg+xml"><text:p/></draw:image><draw:image xlink:href="Pictures/100000010000007000000009B738321C.png" xlink:type="simple" xlink:show="embed" xlink:actuate="onLoad" draw:mime-type="image/png"/><svg:title>TexMaths</svg:title><svg:desc>12§inline§5 \times 6 \times 4 \times 6 = 720§svg§600§FALSE§</svg:desc></draw:frame></text:span><text:span text:style-name="T2"><text:s/></text:span></text:p>
        </text:list-item>
        <text:list-item>
          <text:p text:style-name="P14">El segundo plato podra elegir entre <text:span text:style-name="T2"><draw:frame text:anchor-type="as-char" svg:y="-0.259cm" draw:z-index="10" draw:style-name="gr16" draw:text-style-name="P4" svg:width="3.557cm" svg:height="0.295cm"><draw:image xlink:href="Pictures/1000311400000B94000000F63ADCE2BB.svg" xlink:type="simple" xlink:show="embed" xlink:actuate="onLoad" draw:mime-type="image/svg+xml"><text:p/></draw:image><draw:image xlink:href="Pictures/100000010000007000000009EA5A2530.png" xlink:type="simple" xlink:show="embed" xlink:actuate="onLoad" draw:mime-type="image/png"/><svg:title>TexMaths</svg:title><svg:desc>12§inline§4 \times 5 \times 3 \times 5 = 300§svg§600§FALSE§</svg:desc></draw:frame></text:span></text:p>
        </text:list-item>
        <text:list-item>
          <text:p text:style-name="P14">El tercer plato podra elegir entre <text:span text:style-name="T2"><draw:frame text:anchor-type="as-char" svg:y="-0.259cm" draw:z-index="11" draw:style-name="gr15" draw:text-style-name="P4" svg:width="3.338cm" svg:height="0.295cm"><draw:image xlink:href="Pictures/100026E000000ADE000000F6A9B44D6A.svg" xlink:type="simple" xlink:show="embed" xlink:actuate="onLoad" draw:mime-type="image/svg+xml"><text:p/></draw:image><draw:image xlink:href="Pictures/10000001000000690000000910CB935C.png" xlink:type="simple" xlink:show="embed" xlink:actuate="onLoad" draw:mime-type="image/png"/><svg:title>TexMaths</svg:title><svg:desc>12§inline§3 \times 4 \times 2 \times 4 = 96§svg§600§FALSE§</svg:desc></draw:frame></text:span></text:p>
        </text:list-item>
      </text:list>
      <text:p text:style-name="P13">Por lo que podemos elegir un menu de 3 platos de <text:span text:style-name="T2"><draw:frame text:anchor-type="as-char" svg:y="-0.236cm" draw:z-index="12" draw:style-name="gr14" draw:text-style-name="P4" svg:width="3.402cm" svg:height="0.267cm"><draw:image xlink:href="Pictures/100033E100000D4A0000010BCF300B2D.svg" xlink:type="simple" xlink:show="embed" xlink:actuate="onLoad" draw:mime-type="image/svg+xml"><text:p/></draw:image><draw:image xlink:href="Pictures/10000001000000810000000A53FCA15C.png" xlink:type="simple" xlink:show="embed" xlink:actuate="onLoad" draw:mime-type="image/png"/><svg:title>TexMaths</svg:title><svg:desc>10§display§720+300+96 = 1116§svg§600§FALSE§</svg:desc></draw:frame></text:span><text:span text:style-name="T2"><text:s/>maneras</text:span></text:p>
      <text:p text:style-name="P12"/>
      <text:p text:style-name="P12">Ejercicio 5</text:p>
      <text:p text:style-name="P12"><text:span text:style-name="T5">¿C</text:span>uántos números del 1 al 1000 <text:span text:style-name="T5">no </text:span>contienen <text:span text:style-name="T5">al número 3?</text:span></text:p>
      <text:list text:style-name="L6">
        <text:list-item>
          <text:p text:style-name="P15"><text:soft-page-break/>Para número de 1 cifra (1 al 9) tenemos 8 que no contiene al número 3 </text:p>
        </text:list-item>
        <text:list-item>
          <text:p text:style-name="P16">Para números de 2 cifras <text:span text:style-name="T6">tenemos </text:span><text:span text:style-name="T7"><draw:frame text:anchor-type="as-char" svg:y="-0.242cm" draw:z-index="6" draw:style-name="gr20" draw:text-style-name="P4" svg:width="1.595cm" svg:height="0.272cm"><draw:image xlink:href="Pictures/1000176A0000063B00000110DD758BBB.svg" xlink:type="simple" xlink:show="embed" xlink:actuate="onLoad" draw:mime-type="image/svg+xml"><text:p/></draw:image><draw:image xlink:href="Pictures/100000010000003C0000000AF722328D.png" xlink:type="simple" xlink:show="embed" xlink:actuate="onLoad" draw:mime-type="image/png"/><svg:title>TexMaths</svg:title><svg:desc>10§display§8 \times 9 = 72§svg§600§FALSE§</svg:desc></draw:frame></text:span><text:span text:style-name="T7"><text:s/>que no contienen al número 3</text:span></text:p>
        </text:list-item>
        <text:list-item>
          <text:p text:style-name="P17"><text:span text:style-name="T2">Para números de 3 cifras tenemos </text:span><text:span text:style-name="T2"><draw:frame text:anchor-type="as-char" svg:y="-0.217cm" draw:z-index="7" draw:style-name="gr19" draw:text-style-name="P4" svg:width="2.352cm" svg:height="0.246cm"><draw:image xlink:href="Pictures/100025B700000930000000F683E123E3.svg" xlink:type="simple" xlink:show="embed" xlink:actuate="onLoad" draw:mime-type="image/svg+xml"><text:p/></draw:image><draw:image xlink:href="Pictures/1000000100000059000000099E57DF1E.png" xlink:type="simple" xlink:show="embed" xlink:actuate="onLoad" draw:mime-type="image/png"/><svg:title>TexMaths</svg:title><svg:desc>10§display§8 \times 9 \times 9 = 648§svg§600§FALSE§</svg:desc></draw:frame></text:span><text:span text:style-name="T2"><text:s/>que no contienen al número 3</text:span></text:p>
        </text:list-item>
        <text:list-item>
          <text:p text:style-name="P17">Para números de 4 cifras solo tenemos al 1000 que no contiene al número 3</text:p>
        </text:list-item>
      </text:list>
      <text:p text:style-name="P18"/>
      <text:p text:style-name="P18">Por lo que temenos <text:span text:style-name="T2"><draw:frame text:anchor-type="as-char" svg:y="-0.236cm" draw:z-index="8" draw:style-name="gr18" draw:text-style-name="P4" svg:width="3.484cm" svg:height="0.267cm"><draw:image xlink:href="Pictures/10002E0900000D9D0000010B54A44442.svg" xlink:type="simple" xlink:show="embed" xlink:actuate="onLoad" draw:mime-type="image/svg+xml"><text:p/></draw:image><draw:image xlink:href="Pictures/10000001000000840000000A15AEC452.png" xlink:type="simple" xlink:show="embed" xlink:actuate="onLoad" draw:mime-type="image/png"/><svg:title>TexMaths</svg:title><svg:desc>10§inline§8 + 72 +648 + 1 = 729§svg§600§FALSE§</svg:desc></draw:frame></text:span><text:span text:style-name="T2"><text:s/>números que no contienen al 3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21:52:42.607856134</meta:creation-date>
    <dc:date>2025-04-22T23:44:26.540828028</dc:date>
    <meta:editing-duration>PT12M52S</meta:editing-duration>
    <meta:editing-cycles>1</meta:editing-cycles>
    <meta:document-statistic meta:table-count="0" meta:image-count="0" meta:object-count="0" meta:page-count="2" meta:paragraph-count="34" meta:word-count="392" meta:character-count="2001" meta:non-whitespace-character-count="1640"/>
    <meta:generator>LibreOffice/24.8.5.2$Linux_X86_64 LibreOffice_project/480$Build-2</meta:generator>
  </office:meta>
</office:document-meta>
</file>